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03000009608608E450A60C6E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ibun ADF Std" svg:font-family="'Tribun ADF St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draw:marker-start-width="0.518cm" draw:marker-end-width="0.518cm" draw:fill="none" draw:textarea-horizontal-align="justify" draw:textarea-vertical-align="middle" draw:auto-grow-height="false" fo:min-height="7.438cm" fo:min-width="12.988cm" fo:padding-top="0.231cm" fo:padding-bottom="0.231cm" fo:padding-left="0.356cm" fo:padding-right="0.356cm" draw:shadow="hidden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6" style:family="graphic" style:parent-style-name="objectwithoutfill">
      <style:graphic-properties svg:stroke-width="0.106cm" draw:marker-start="Arrow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7" style:family="graphic" style:parent-style-name="standard">
      <style:graphic-properties draw:textarea-horizontal-align="justify" draw:textarea-vertical-align="middle" draw:auto-grow-height="false" fo:min-height="1.575cm" fo:min-width="1.325cm"/>
    </style:style>
    <style:style style:name="gr9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8cm" fo:min-width="0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</style:style>
    <style:style style:name="P13" style:family="paragraph">
      <style:text-properties style:font-name="Tribun ADF Std"/>
    </style:style>
    <style:style style:name="P14" style:family="paragraph">
      <loext:graphic-properties draw:fill="none" draw:fill-color="#ffffff"/>
      <style:text-properties style:font-name="Tribun ADF Std"/>
    </style:style>
    <style:style style:name="T1" style:family="text">
      <style:text-properties style:font-name="Tribun ADF St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7cm" svg:height="7.9cm" svg:x="4.3cm" svg:y="7.5cm">
          <text:p/>
          <draw:enhanced-geometry svg:viewBox="0 0 21600 21600" draw:type="rectangle" draw:enhanced-path="M 0 0 L 21600 0 21600 21600 0 21600 0 0 Z N"/>
        </draw:custom-shap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" draw:text-style-name="P2" draw:layer="layout" svg:width="0.933cm" svg:height="0.533cm" svg:x="16.866cm" svg:y="9.177cm" svg:viewBox="0 0 934 534" svg:d="M0 534c0 0 708-196 871-345 150-138-1-189-109-189 0 68-762 503-762 534z">
            <text:p/>
          </draw:path>
          <draw:g>
            <draw:polygon draw:style-name="gr3" draw:text-style-name="P3" draw:layer="layout" svg:width="1.843cm" svg:height="1.065cm" svg:x="15.776cm" svg:y="8.721cm" svg:viewBox="0 0 1844 1066" draw:points="745,1066 1844,431 1099,0 0,635">
              <text:p/>
            </draw:polygon>
            <draw:polygon draw:style-name="gr4" draw:text-style-name="P4" draw:layer="layout" svg:width="1.215cm" svg:height="0.702cm" svg:x="15.972cm" svg:y="8.834cm" svg:viewBox="0 0 1216 703" draw:points="1216,181 902,0 0,522 314,703">
              <text:p/>
            </draw:polygon>
            <draw:polygon draw:style-name="gr5" draw:text-style-name="P5" draw:layer="layout" svg:width="1.098cm" svg:height="1.632cm" svg:x="15.776cm" svg:y="7.723cm" svg:viewBox="0 0 1099 1633" draw:points="1099,998 1099,0 0,635 0,1633">
              <text:p/>
            </draw:polygon>
            <draw:polygon draw:style-name="gr6" draw:text-style-name="P6" draw:layer="layout" svg:width="1.019cm" svg:height="1.428cm" svg:x="15.815cm" svg:y="7.791cm" svg:viewBox="0 0 1020 1429" draw:points="1020,839 1020,0 0,590 0,1429">
              <text:p/>
            </draw:polygon>
            <draw:polygon draw:style-name="gr7" draw:text-style-name="P3" draw:layer="layout" svg:width="1.137cm" svg:height="0.657cm" svg:x="15.736cm" svg:y="7.7cm" svg:viewBox="0 0 1138 658" draw:points="39,658 1138,23 1099,0 0,635">
              <text:p/>
            </draw:polygon>
            <draw:polygon draw:style-name="gr8" draw:text-style-name="P7" draw:layer="layout" svg:width="0.038cm" svg:height="1.02cm" svg:x="15.736cm" svg:y="8.335cm" svg:viewBox="0 0 39 1021" draw:points="39,1021 39,23 0,0 0,998">
              <text:p/>
            </draw:polygon>
            <draw:polygon draw:style-name="gr9" draw:text-style-name="P7" draw:layer="layout" svg:width="0.744cm" svg:height="0.543cm" svg:x="15.776cm" svg:y="9.355cm" svg:viewBox="0 0 745 544" draw:points="745,544 745,431 0,0 0,114">
              <text:p/>
            </draw:polygon>
            <draw:line draw:style-name="gr10" draw:text-style-name="P8" draw:layer="layout" svg:x1="17.109cm" svg:y1="8.97cm" svg:x2="16.207cm" svg:y2="9.492cm">
              <text:p/>
            </draw:line>
            <draw:line draw:style-name="gr11" draw:text-style-name="P8" draw:layer="layout" svg:x1="17.03cm" svg:y1="8.925cm" svg:x2="16.128cm" svg:y2="9.447cm">
              <text:p/>
            </draw:line>
            <draw:line draw:style-name="gr12" draw:text-style-name="P8" draw:layer="layout" svg:x1="16.952cm" svg:y1="8.879cm" svg:x2="16.05cm" svg:y2="9.401cm">
              <text:p/>
            </draw:line>
            <draw:line draw:style-name="gr13" draw:text-style-name="P8" draw:layer="layout" svg:x1="16.168cm" svg:y1="9.333cm" svg:x2="16.089cm" svg:y2="9.288cm">
              <text:p/>
            </draw:line>
            <draw:line draw:style-name="gr14" draw:text-style-name="P8" draw:layer="layout" svg:x1="16.246cm" svg:y1="9.287cm" svg:x2="16.167cm" svg:y2="9.242cm">
              <text:p/>
            </draw:line>
            <draw:line draw:style-name="gr15" draw:text-style-name="P8" draw:layer="layout" svg:x1="16.325cm" svg:y1="9.242cm" svg:x2="16.246cm" svg:y2="9.197cm">
              <text:p/>
            </draw:line>
            <draw:line draw:style-name="gr16" draw:text-style-name="P8" draw:layer="layout" svg:x1="16.286cm" svg:y1="9.355cm" svg:x2="16.207cm" svg:y2="9.31cm">
              <text:p/>
            </draw:line>
            <draw:line draw:style-name="gr17" draw:text-style-name="P8" draw:layer="layout" svg:x1="16.365cm" svg:y1="9.31cm" svg:x2="16.286cm" svg:y2="9.265cm">
              <text:p/>
            </draw:line>
            <draw:line draw:style-name="gr18" draw:text-style-name="P8" draw:layer="layout" svg:x1="16.443cm" svg:y1="9.264cm" svg:x2="16.364cm" svg:y2="9.219cm">
              <text:p/>
            </draw:line>
            <draw:line draw:style-name="gr19" draw:text-style-name="P8" draw:layer="layout" svg:x1="16.404cm" svg:y1="9.197cm" svg:x2="16.325cm" svg:y2="9.152cm">
              <text:p/>
            </draw:line>
            <draw:line draw:style-name="gr20" draw:text-style-name="P8" draw:layer="layout" svg:x1="16.521cm" svg:y1="9.219cm" svg:x2="16.442cm" svg:y2="9.174cm">
              <text:p/>
            </draw:line>
            <draw:line draw:style-name="gr21" draw:text-style-name="P8" draw:layer="layout" svg:x1="16.482cm" svg:y1="9.151cm" svg:x2="16.403cm" svg:y2="9.106cm">
              <text:p/>
            </draw:line>
            <draw:line draw:style-name="gr22" draw:text-style-name="P8" draw:layer="layout" svg:x1="16.561cm" svg:y1="9.106cm" svg:x2="16.482cm" svg:y2="9.061cm">
              <text:p/>
            </draw:line>
            <draw:line draw:style-name="gr23" draw:text-style-name="P8" draw:layer="layout" svg:x1="16.639cm" svg:y1="9.061cm" svg:x2="16.56cm" svg:y2="9.016cm">
              <text:p/>
            </draw:line>
            <draw:line draw:style-name="gr24" draw:text-style-name="P8" draw:layer="layout" svg:x1="16.6cm" svg:y1="9.174cm" svg:x2="16.521cm" svg:y2="9.129cm">
              <text:p/>
            </draw:line>
            <draw:line draw:style-name="gr25" draw:text-style-name="P8" draw:layer="layout" svg:x1="16.678cm" svg:y1="9.128cm" svg:x2="16.599cm" svg:y2="9.083cm">
              <text:p/>
            </draw:line>
            <draw:line draw:style-name="gr26" draw:text-style-name="P8" draw:layer="layout" svg:x1="16.757cm" svg:y1="9.083cm" svg:x2="16.678cm" svg:y2="9.038cm">
              <text:p/>
            </draw:line>
            <draw:line draw:style-name="gr27" draw:text-style-name="P8" draw:layer="layout" svg:x1="16.717cm" svg:y1="9.015cm" svg:x2="16.638cm" svg:y2="8.97cm">
              <text:p/>
            </draw:line>
            <draw:line draw:style-name="gr28" draw:text-style-name="P8" draw:layer="layout" svg:x1="16.835cm" svg:y1="9.038cm" svg:x2="16.756cm" svg:y2="8.993cm">
              <text:p/>
            </draw:line>
            <draw:line draw:style-name="gr29" draw:text-style-name="P8" draw:layer="layout" svg:x1="16.796cm" svg:y1="8.97cm" svg:x2="16.717cm" svg:y2="8.925cm">
              <text:p/>
            </draw:line>
            <draw:line draw:style-name="gr30" draw:text-style-name="P8" draw:layer="layout" svg:x1="16.875cm" svg:y1="8.924cm" svg:x2="16.796cm" svg:y2="8.879cm">
              <text:p/>
            </draw:line>
            <draw:line draw:style-name="gr31" draw:text-style-name="P8" draw:layer="layout" svg:x1="16.914cm" svg:y1="8.992cm" svg:x2="16.835cm" svg:y2="8.947cm">
              <text:p/>
            </draw:line>
            <draw:line draw:style-name="gr32" draw:text-style-name="P8" draw:layer="layout" svg:x1="16.404cm" svg:y1="9.378cm" svg:x2="16.325cm" svg:y2="9.333cm">
              <text:p/>
            </draw:line>
            <draw:line draw:style-name="gr33" draw:text-style-name="P8" draw:layer="layout" svg:x1="16.482cm" svg:y1="9.333cm" svg:x2="16.403cm" svg:y2="9.288cm">
              <text:p/>
            </draw:line>
            <draw:line draw:style-name="gr34" draw:text-style-name="P8" draw:layer="layout" svg:x1="16.561cm" svg:y1="9.287cm" svg:x2="16.482cm" svg:y2="9.242cm">
              <text:p/>
            </draw:line>
            <draw:line draw:style-name="gr35" draw:text-style-name="P8" draw:layer="layout" svg:x1="16.6cm" svg:y1="9.355cm" svg:x2="16.521cm" svg:y2="9.31cm">
              <text:p/>
            </draw:line>
            <draw:line draw:style-name="gr36" draw:text-style-name="P8" draw:layer="layout" svg:x1="16.678cm" svg:y1="9.31cm" svg:x2="16.599cm" svg:y2="9.265cm">
              <text:p/>
            </draw:line>
            <draw:line draw:style-name="gr37" draw:text-style-name="P8" draw:layer="layout" svg:x1="16.639cm" svg:y1="9.242cm" svg:x2="16.56cm" svg:y2="9.197cm">
              <text:p/>
            </draw:line>
            <draw:line draw:style-name="gr38" draw:text-style-name="P8" draw:layer="layout" svg:x1="16.717cm" svg:y1="9.197cm" svg:x2="16.638cm" svg:y2="9.152cm">
              <text:p/>
            </draw:line>
            <draw:line draw:style-name="gr39" draw:text-style-name="P8" draw:layer="layout" svg:x1="16.796cm" svg:y1="9.151cm" svg:x2="16.717cm" svg:y2="9.106cm">
              <text:p/>
            </draw:line>
            <draw:line draw:style-name="gr40" draw:text-style-name="P8" draw:layer="layout" svg:x1="16.875cm" svg:y1="9.106cm" svg:x2="16.796cm" svg:y2="9.061cm">
              <text:p/>
            </draw:line>
            <draw:line draw:style-name="gr41" draw:text-style-name="P8" draw:layer="layout" svg:x1="16.992cm" svg:y1="9.128cm" svg:x2="16.913cm" svg:y2="9.083cm">
              <text:p/>
            </draw:line>
            <draw:line draw:style-name="gr42" draw:text-style-name="P8" draw:layer="layout" svg:x1="16.953cm" svg:y1="9.061cm" svg:x2="16.874cm" svg:y2="9.016cm">
              <text:p/>
            </draw:line>
            <draw:line draw:style-name="gr43" draw:text-style-name="P8" draw:layer="layout" svg:x1="17.071cm" svg:y1="9.083cm" svg:x2="16.992cm" svg:y2="9.038cm">
              <text:p/>
            </draw:line>
            <draw:line draw:style-name="gr44" draw:text-style-name="P8" draw:layer="layout" svg:x1="16.443cm" svg:y1="9.446cm" svg:x2="16.364cm" svg:y2="9.401cm">
              <text:p/>
            </draw:line>
            <draw:line draw:style-name="gr45" draw:text-style-name="P8" draw:layer="layout" svg:x1="16.521cm" svg:y1="9.4cm" svg:x2="16.442cm" svg:y2="9.355cm">
              <text:p/>
            </draw:line>
            <draw:polygon draw:style-name="gr46" draw:text-style-name="P5" draw:layer="layout" svg:width="1.098cm" svg:height="0.747cm" svg:x="16.521cm" svg:y="9.152cm" svg:viewBox="0 0 1099 748" draw:points="1099,114 1099,0 0,635 0,748">
              <text:p/>
            </draw:polygon>
            <draw:polygon draw:style-name="gr47" draw:text-style-name="P9" draw:layer="layout" svg:width="1.882cm" svg:height="2.199cm" svg:x="15.736cm" svg:y="7.7cm" svg:viewBox="0 0 1883 2200" draw:points="1099,0 0,635 0,1633 40,1655 40,1769 785,2200 1883,1565 1883,1452 1138,1021 1138,23">
              <text:p/>
            </draw:polygon>
            <draw:polygon draw:style-name="gr48" draw:text-style-name="P10" draw:layer="layout" svg:width="0.47cm" svg:height="0.271cm" svg:x="16.678cm" svg:y="9.219cm" svg:viewBox="0 0 471 272" draw:points="471,114 275,0 0,159 196,272">
              <text:p/>
            </draw:polygon>
            <draw:line draw:style-name="gr49" draw:text-style-name="P8" draw:layer="layout" svg:x1="16.207cm" svg:y1="9.4cm" svg:x2="16.128cm" svg:y2="9.355cm">
              <text:p/>
            </draw:line>
            <draw:line draw:style-name="gr50" draw:text-style-name="P8" draw:layer="layout" svg:x1="16.325cm" svg:y1="9.423cm" svg:x2="16.246cm" svg:y2="9.378cm">
              <text:p/>
            </draw:line>
          </draw:g>
        </draw:g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51" draw:text-style-name="P2" draw:layer="layout" svg:width="2.664cm" svg:height="1.603cm" svg:x="5.22cm" svg:y="17.996cm" svg:viewBox="0 0 2665 1604" svg:d="M4 1604c305 0 2661-962 2661-1219s-139-385-444-385c0 193-2328 193-2217 1604z">
            <text:p/>
          </draw:path>
          <draw:g>
            <draw:polygon draw:style-name="gr52" draw:text-style-name="P5" draw:layer="layout" svg:width="2.206cm" svg:height="2.566cm" svg:x="5.233cm" svg:y="17.033cm" svg:viewBox="0 0 2207 2567" draw:points="0,2567 0,1348 2207,0 2207,1283">
              <text:p/>
            </draw:polygon>
            <draw:polygon draw:style-name="gr53" draw:text-style-name="P7" draw:layer="layout" svg:width="2.232cm" svg:height="2.566cm" svg:x="3cm" svg:y="17.033cm" svg:viewBox="0 0 2233 2567" draw:points="13,1283 0,0 2233,1348 2233,2567">
              <text:p/>
            </draw:polygon>
            <draw:polygon draw:style-name="gr54" draw:text-style-name="P7" draw:layer="layout" svg:width="4.439cm" svg:height="2.63cm" svg:x="3cm" svg:y="15.75cm" svg:viewBox="0 0 4440 2631" draw:points="2233,2631 0,1283 2220,0 4440,1348">
              <text:p/>
            </draw:polygon>
            <draw:polygon draw:style-name="gr55" draw:text-style-name="P11" draw:layer="layout" svg:width="0.443cm" svg:height="0.256cm" svg:x="4.998cm" svg:y="17.226cm" svg:viewBox="0 0 444 257" draw:points="222,257 0,128 222,0 444,128">
              <text:p/>
            </draw:polygon>
            <draw:polygon draw:style-name="gr56" draw:text-style-name="P11" draw:layer="layout" svg:width="0.443cm" svg:height="0.256cm" svg:x="4.665cm" svg:y="17.033cm" svg:viewBox="0 0 444 257" draw:points="222,257 0,128 222,0 444,128">
              <text:p/>
            </draw:polygon>
            <draw:polygon draw:style-name="gr57" draw:text-style-name="P11" draw:layer="layout" svg:width="0.443cm" svg:height="0.256cm" svg:x="4.998cm" svg:y="16.841cm" svg:viewBox="0 0 444 257" draw:points="222,257 0,128 222,0 444,128">
              <text:p/>
            </draw:polygon>
            <draw:polygon draw:style-name="gr58" draw:text-style-name="P11" draw:layer="layout" svg:width="0.443cm" svg:height="0.256cm" svg:x="5.331cm" svg:y="17.033cm" svg:viewBox="0 0 444 257" draw:points="222,257 0,128 222,0 444,128">
              <text:p/>
            </draw:polygon>
            <draw:line draw:style-name="gr59" draw:text-style-name="P8" draw:layer="layout" svg:x1="4.221cm" svg:y1="18.958cm" svg:x2="4.443cm" svg:y2="18.83cm">
              <text:p/>
            </draw:line>
            <draw:line draw:style-name="gr60" draw:text-style-name="P8" draw:layer="layout" svg:x1="3.777cm" svg:y1="17.482cm" svg:x2="5.886cm" svg:y2="16.263cm">
              <text:p/>
            </draw:line>
            <draw:line draw:style-name="gr61" draw:text-style-name="P8" draw:layer="layout" svg:x1="5.442cm" svg:y1="18.702cm" svg:x2="7.218cm" svg:y2="17.675cm">
              <text:p/>
            </draw:line>
            <draw:line draw:style-name="gr62" draw:text-style-name="P8" draw:layer="layout" svg:x1="5.442cm" svg:y1="18.895cm" svg:x2="7.218cm" svg:y2="17.868cm">
              <text:p/>
            </draw:line>
            <draw:line draw:style-name="gr63" draw:text-style-name="P8" draw:layer="layout" svg:x1="5.442cm" svg:y1="19.087cm" svg:x2="7.218cm" svg:y2="18.06cm">
              <text:p/>
            </draw:line>
            <draw:line draw:style-name="gr64" draw:text-style-name="P8" draw:layer="layout" svg:x1="5.442cm" svg:y1="19.28cm" svg:x2="7.218cm" svg:y2="18.253cm">
              <text:p/>
            </draw:line>
            <draw:line draw:style-name="gr65" draw:text-style-name="P8" draw:layer="layout" svg:x1="4.665cm" svg:y1="17.996cm" svg:x2="6.774cm" svg:y2="16.777cm">
              <text:p/>
            </draw:line>
            <draw:line draw:style-name="gr66" draw:text-style-name="P8" draw:layer="layout" svg:x1="5.442cm" svg:y1="18.51cm" svg:x2="7.218cm" svg:y2="17.483cm">
              <text:p/>
            </draw:line>
            <draw:line draw:style-name="gr67" draw:text-style-name="P8" draw:layer="layout" svg:x1="4.554cm" svg:y1="18.253cm" svg:x2="5.109cm" svg:y2="18.574cm">
              <text:p/>
            </draw:line>
            <draw:line draw:style-name="gr68" draw:text-style-name="P8" draw:layer="layout" svg:x1="4.665cm" svg:y1="18.509cm" svg:x2="5.109cm" svg:y2="18.766cm">
              <text:p/>
            </draw:line>
            <draw:line draw:style-name="gr69" draw:text-style-name="P8" draw:layer="layout" svg:x1="4.665cm" svg:y1="18.702cm" svg:x2="5.109cm" svg:y2="18.959cm">
              <text:p/>
            </draw:line>
            <draw:line draw:style-name="gr70" draw:text-style-name="P8" draw:layer="layout" svg:x1="4.554cm" svg:y1="18.83cm" svg:x2="5.109cm" svg:y2="19.151cm">
              <text:p/>
            </draw:line>
            <draw:line draw:style-name="gr71" draw:text-style-name="P8" draw:layer="layout" svg:x1="4.443cm" svg:y1="18.958cm" svg:x2="5.109cm" svg:y2="19.343cm">
              <text:p/>
            </draw:line>
            <draw:line draw:style-name="gr72" draw:text-style-name="P8" draw:layer="layout" svg:x1="3.111cm" svg:y1="17.418cm" svg:x2="3.777cm" svg:y2="17.803cm">
              <text:p/>
            </draw:line>
            <draw:line draw:style-name="gr73" draw:text-style-name="P8" draw:layer="layout" svg:x1="3.111cm" svg:y1="17.611cm" svg:x2="3.777cm" svg:y2="17.996cm">
              <text:p/>
            </draw:line>
            <draw:line draw:style-name="gr74" draw:text-style-name="P8" draw:layer="layout" svg:x1="3.111cm" svg:y1="17.803cm" svg:x2="3.777cm" svg:y2="18.188cm">
              <text:p/>
            </draw:line>
            <draw:line draw:style-name="gr75" draw:text-style-name="P8" draw:layer="layout" svg:x1="3.111cm" svg:y1="17.996cm" svg:x2="3.777cm" svg:y2="18.381cm">
              <text:p/>
            </draw:line>
            <draw:line draw:style-name="gr76" draw:text-style-name="P8" draw:layer="layout" svg:x1="3.111cm" svg:y1="18.188cm" svg:x2="3.777cm" svg:y2="18.573cm">
              <text:p/>
            </draw:line>
            <draw:path draw:style-name="gr77" draw:text-style-name="P5" draw:layer="layout" svg:width="0.887cm" svg:height="1.126cm" svg:x="3.666cm" svg:y="17.753cm" svg:viewBox="0 0 888 1127" svg:d="M444 50c222 129 444 514 444 770 0 257-222 385-444 257s-444-513-444-770 222-385 444-257z">
              <text:p/>
            </draw:path>
            <draw:path draw:style-name="gr78" draw:text-style-name="P6" draw:layer="layout" svg:width="0.887cm" svg:height="1.126cm" svg:x="3.474cm" svg:y="17.868cm" svg:viewBox="0 0 888 1127" svg:d="M444 50c222 129 444 514 444 770 0 257-222 385-444 257s-444-513-444-770 222-385 444-257z">
              <text:p/>
            </draw:path>
            <draw:line draw:style-name="gr79" draw:text-style-name="P8" draw:layer="layout" svg:x1="3.555cm" svg:y1="17.932cm" svg:x2="3.888cm" svg:y2="17.739cm">
              <text:p/>
            </draw:line>
            <draw:path draw:style-name="gr80" draw:text-style-name="P9" draw:layer="layout" svg:width="4.439cm" svg:height="3.849cm" svg:x="3cm" svg:y="15.75cm" svg:viewBox="0 0 4440 3850" svg:d="M2220 0l2220 1348v1219l-2207 1283c0 0-638-385-1012-577-222-65-333 0-555-321-217-129-653-385-653-385l-13-1284z">
              <text:p/>
            </draw:path>
          </draw:g>
        </draw:g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81" draw:text-style-name="P2" draw:layer="layout" svg:width="0.478cm" svg:height="0.466cm" svg:x="15.226cm" svg:y="4.233cm" svg:viewBox="0 0 479 467" svg:d="M30 467c246 0 522-52 432-259-89-208-123-208-369-208 0 156-157-52-63 467z">
            <text:p/>
          </draw:path>
          <draw:g>
            <draw:polygon draw:style-name="gr82" draw:text-style-name="P7" draw:layer="layout" svg:width="0.628cm" svg:height="1.557cm" svg:x="14.6cm" svg:y="3.142cm" svg:viewBox="0 0 629 1558" draw:points="0,1195 0,0 629,364 629,1558">
              <text:p/>
            </draw:polygon>
            <draw:polygon draw:style-name="gr83" draw:text-style-name="P6" draw:layer="layout" svg:width="0.448cm" svg:height="1.09cm" svg:x="14.69cm" svg:y="3.298cm" svg:viewBox="0 0 449 1091" draw:points="0,831 0,0 449,260 449,1091">
              <text:p/>
            </draw:polygon>
            <draw:polygon draw:style-name="gr84" draw:text-style-name="P3" draw:layer="layout" svg:width="0.718cm" svg:height="0.414cm" svg:x="14.6cm" svg:y="3.09cm" svg:viewBox="0 0 719 415" draw:points="629,415 0,52 90,0 719,364">
              <text:p/>
            </draw:polygon>
            <draw:polygon draw:style-name="gr85" draw:text-style-name="P5" draw:layer="layout" svg:width="0.089cm" svg:height="1.245cm" svg:x="15.229cm" svg:y="3.454cm" svg:viewBox="0 0 90 1246" draw:points="0,1246 0,52 90,0 90,1195">
              <text:p/>
            </draw:polygon>
            <draw:polygon draw:style-name="gr86" draw:text-style-name="P9" draw:layer="layout" svg:width="0.718cm" svg:height="1.609cm" svg:x="14.6cm" svg:y="3.09cm" svg:viewBox="0 0 719 1610" draw:points="90,0 719,364 719,1558 629,1610 0,1246 0,52">
              <text:p/>
            </draw:polygon>
            <draw:line draw:style-name="gr87" draw:text-style-name="P8" draw:layer="layout" svg:x1="14.78cm" svg:y1="4.285cm" svg:x2="15.05cm" svg:y2="4.441cm">
              <text:p/>
            </draw:line>
          </draw:g>
        </draw:g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88" draw:text-style-name="P2" draw:layer="layout" svg:width="0.682cm" svg:height="0.326cm" svg:x="7.344cm" svg:y="4.033cm" svg:viewBox="0 0 683 327" svg:d="M0 327c246 0 485-70 606-140s116-187-130-187c9 47-476 327-476 327z">
            <text:p/>
          </draw:path>
          <draw:g>
            <draw:polygon draw:style-name="gr89" draw:text-style-name="P5" draw:layer="layout" svg:width="0.628cm" svg:height="1.557cm" svg:x="7.19cm" svg:y="2.942cm" svg:viewBox="0 0 629 1558" draw:points="629,1195 629,0 0,364 0,1558">
              <text:p/>
            </draw:polygon>
            <draw:polygon draw:style-name="gr90" draw:text-style-name="P6" draw:layer="layout" svg:width="0.448cm" svg:height="1.09cm" svg:x="7.28cm" svg:y="3.098cm" svg:viewBox="0 0 449 1091" draw:points="449,831 449,0 0,260 0,1091">
              <text:p/>
            </draw:polygon>
            <draw:polygon draw:style-name="gr91" draw:text-style-name="P3" draw:layer="layout" svg:width="0.718cm" svg:height="0.414cm" svg:x="7.1cm" svg:y="2.89cm" svg:viewBox="0 0 719 415" draw:points="90,415 719,52 629,0 0,364">
              <text:p/>
            </draw:polygon>
            <draw:polygon draw:style-name="gr92" draw:text-style-name="P7" draw:layer="layout" svg:width="0.089cm" svg:height="1.245cm" svg:x="7.1cm" svg:y="3.254cm" svg:viewBox="0 0 90 1246" draw:points="90,1246 90,52 0,0 0,1195">
              <text:p/>
            </draw:polygon>
            <draw:polygon draw:style-name="gr93" draw:text-style-name="P9" draw:layer="layout" svg:width="0.718cm" svg:height="1.609cm" svg:x="7.1cm" svg:y="2.89cm" svg:viewBox="0 0 719 1610" draw:points="629,0 0,364 0,1558 90,1610 719,1246 719,52">
              <text:p/>
            </draw:polygon>
            <draw:line draw:style-name="gr94" draw:text-style-name="P8" draw:layer="layout" svg:x1="7.639cm" svg:y1="4.085cm" svg:x2="7.369cm" svg:y2="4.241cm">
              <text:p/>
            </draw:line>
          </draw:g>
        </draw:g>
        <draw:line draw:style-name="gr95" draw:text-style-name="P1" draw:layer="layout" svg:x1="10.4cm" svg:y1="8.8cm" svg:x2="7.7cm" svg:y2="4.7cm">
          <text:p/>
        </draw:line>
        <draw:line draw:style-name="gr96" draw:text-style-name="P1" draw:layer="layout" svg:x1="12.7cm" svg:y1="8.7cm" svg:x2="14.9cm" svg:y2="4.9cm">
          <text:p/>
        </draw:line>
        <draw:custom-shape draw:style-name="gr97" draw:text-style-name="P12" draw:layer="layout" svg:width="2.579cm" svg:height="2.579cm" svg:x="10.321cm" svg:y="8.5cm">
          <text:p text:style-name="P12">i-s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2" draw:layer="layout" svg:width="2.579cm" svg:height="2.579cm" svg:x="5.221cm" svg:y="10.5cm">
          <text:p text:style-name="P12">P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2" draw:layer="layout" svg:width="2.579cm" svg:height="2.579cm" svg:x="14.2cm" svg:y="11.3cm">
          <text:p text:style-name="P12">Rea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2" draw:layer="layout" svg:width="2.579cm" svg:height="2.579cm" svg:x="8.8cm" svg:y="12.221cm">
          <text:p text:style-name="P12">Modul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1" draw:layer="layout" svg:x1="10.239cm" svg:y1="10.3cm" svg:x2="8.1cm" svg:y2="11.2cm">
          <text:p/>
        </draw:line>
        <draw:line draw:style-name="gr98" draw:text-style-name="P1" draw:layer="layout" svg:x1="8.9cm" svg:y1="14.5cm" svg:x2="6.7cm" svg:y2="16.3cm">
          <text:p/>
        </draw:line>
        <draw:line draw:style-name="gr98" draw:text-style-name="P1" draw:layer="layout" svg:x1="11.3cm" svg:y1="11.2cm" svg:x2="10.8cm" svg:y2="12.2cm">
          <text:p/>
        </draw:line>
        <draw:line draw:style-name="gr96" draw:text-style-name="P1" draw:layer="layout" svg:x1="12.8cm" svg:y1="10.7cm" svg:x2="14.3cm" svg:y2="11.7cm">
          <text:p/>
        </draw:line>
        <draw:frame draw:style-name="gr99" draw:text-style-name="P12" draw:layer="layout" svg:width="1.694cm" svg:height="1.722cm" svg:x="4.5cm" svg:y="12.078cm">
          <draw:image xlink:href="Pictures/1000020100000903000009608608E450A60C6E80.png" xlink:type="simple" xlink:show="embed" xlink:actuate="onLoad">
            <text:p/>
          </draw:image>
        </draw:frame>
        <draw:frame draw:style-name="gr100" draw:text-style-name="P14" draw:layer="layout" svg:width="3.69cm" svg:height="0.882cm" svg:x="9.7cm" svg:y="5.718cm">
          <draw:text-box>
            <text:p text:style-name="P13"><text:span text:style-name="T1">WebSockets</text:span></text:p>
          </draw:text-box>
        </draw:frame>
        <draw:frame draw:style-name="gr101" draw:text-style-name="P14" draw:layer="layout" svg:width="1.755cm" svg:height="0.882cm" svg:x="11.522cm" svg:y="11.546cm">
          <draw:text-box>
            <text:p text:style-name="P13"><text:span text:style-name="T1">OSC</text:span></text:p>
          </draw:text-box>
        </draw:frame>
        <draw:frame draw:style-name="gr101" draw:text-style-name="P14" draw:layer="layout" svg:width="3.283cm" svg:height="0.882cm" svg:x="6.639cm" svg:y="9.646cm">
          <draw:text-box>
            <text:p text:style-name="P13"><text:span text:style-name="T1">OSCque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ibun ADF Std" svg:font-family="'Tribun ADF St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17:53:39.606620086</meta:creation-date>
    <dc:date>2017-05-19T18:09:59.068651892</dc:date>
    <meta:editing-duration>PT6M8S</meta:editing-duration>
    <meta:editing-cycles>2</meta:editing-cycles>
    <meta:generator>LibreOffice/5.3.3.2$Linux_X86_64 LibreOffice_project/30m0$Build-2</meta:generator>
    <meta:document-statistic meta:object-count="116"/>
  </office:meta>
</office:document-meta>
</file>